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rsid="0009774b" officeooo:paragraph-rsid="0009774b"/>
    </style:style>
    <style:style style:name="P2" style:family="paragraph" style:parent-style-name="Preformatted_20_Text">
      <style:text-properties officeooo:rsid="0009774b" officeooo:paragraph-rsid="000c90a2"/>
    </style:style>
    <style:style style:name="P3" style:family="paragraph" style:parent-style-name="Preformatted_20_Text">
      <style:paragraph-properties fo:margin-top="0cm" fo:margin-bottom="0cm" style:contextual-spacing="false" fo:line-height="145%" fo:orphans="2" fo:widows="2" fo:padding="0cm" fo:border="none"/>
    </style:style>
    <style:style style:name="P4" style:family="paragraph" style:parent-style-name="Standard">
      <style:text-properties officeooo:rsid="0009774b" officeooo:paragraph-rsid="0009774b"/>
    </style:style>
    <style:style style:name="P5" style:family="paragraph" style:parent-style-name="Standard">
      <style:text-properties officeooo:rsid="0009774b" officeooo:paragraph-rsid="000c90a2"/>
    </style:style>
    <style:style style:name="P6" style:family="paragraph" style:parent-style-name="Standard">
      <style:text-properties fo:font-weight="bold" officeooo:rsid="0009774b" officeooo:paragraph-rsid="0009774b" style:font-weight-asian="bold" style:font-weight-complex="bold"/>
    </style:style>
    <style:style style:name="P7" style:family="paragraph" style:parent-style-name="Standard">
      <style:text-properties fo:font-weight="bold" officeooo:rsid="000c90a2" officeooo:paragraph-rsid="000fd8c8" style:font-weight-asian="bold" style:font-weight-complex="bold"/>
    </style:style>
    <style:style style:name="P8" style:family="paragraph" style:parent-style-name="Standard">
      <style:text-properties fo:font-weight="bold" officeooo:rsid="002cdfd4" officeooo:paragraph-rsid="002cdfd4" style:font-weight-asian="bold" style:font-weight-complex="bold"/>
    </style:style>
    <style:style style:name="P9" style:family="paragraph" style:parent-style-name="Standard">
      <style:text-properties fo:font-weight="bold" officeooo:rsid="003c6abc" officeooo:paragraph-rsid="003c6abc" style:font-weight-asian="bold" style:font-weight-complex="bold"/>
    </style:style>
    <style:style style:name="P10" style:family="paragraph" style:parent-style-name="Standard">
      <style:text-properties fo:font-weight="bold" officeooo:rsid="004e2f4b" officeooo:paragraph-rsid="004e2f4b" style:font-weight-asian="bold" style:font-weight-complex="bold"/>
    </style:style>
    <style:style style:name="P11" style:family="paragraph" style:parent-style-name="Standard">
      <style:text-properties officeooo:rsid="000ab882" officeooo:paragraph-rsid="000ab882"/>
    </style:style>
    <style:style style:name="P12" style:family="paragraph" style:parent-style-name="Standard">
      <style:text-properties officeooo:rsid="000c90a2" officeooo:paragraph-rsid="000c90a2"/>
    </style:style>
    <style:style style:name="P13" style:family="paragraph" style:parent-style-name="Standard">
      <style:text-properties officeooo:rsid="000c90a2" officeooo:paragraph-rsid="000edb87"/>
    </style:style>
    <style:style style:name="P14" style:family="paragraph" style:parent-style-name="Standard">
      <style:text-properties officeooo:rsid="000c90a2" officeooo:paragraph-rsid="000fd8c8"/>
    </style:style>
    <style:style style:name="P15" style:family="paragraph" style:parent-style-name="Standard">
      <style:text-properties officeooo:rsid="0011d35c" officeooo:paragraph-rsid="0011d35c"/>
    </style:style>
    <style:style style:name="P16" style:family="paragraph" style:parent-style-name="Standard">
      <style:text-properties style:font-name="Liberation Serif" fo:font-size="12pt" officeooo:rsid="001248cb" officeooo:paragraph-rsid="00157e38" style:font-size-asian="10.5pt" style:font-size-complex="12pt"/>
    </style:style>
    <style:style style:name="P17" style:family="paragraph" style:parent-style-name="Standard">
      <style:text-properties style:font-name="Liberation Serif" fo:font-size="12pt" officeooo:rsid="00179cf5" officeooo:paragraph-rsid="00179cf5" style:font-size-asian="10.5pt" style:font-size-complex="12pt"/>
    </style:style>
    <style:style style:name="P18" style:family="paragraph" style:parent-style-name="Standard">
      <style:text-properties style:font-name="Liberation Serif" fo:font-size="12pt" officeooo:rsid="00197b48" officeooo:paragraph-rsid="00197b48" style:font-size-asian="10.5pt" style:font-size-complex="12pt"/>
    </style:style>
    <style:style style:name="P19" style:family="paragraph" style:parent-style-name="Standard">
      <style:text-properties style:font-name="Liberation Serif" fo:font-size="12pt" officeooo:rsid="001d310b" officeooo:paragraph-rsid="001d310b" style:font-size-asian="10.5pt" style:font-size-complex="12pt"/>
    </style:style>
    <style:style style:name="P20" style:family="paragraph" style:parent-style-name="Standard">
      <style:text-properties style:font-name="Liberation Serif" fo:font-size="12pt" officeooo:rsid="001dfea8" officeooo:paragraph-rsid="001dfea8" style:font-size-asian="10.5pt" style:font-size-complex="12pt"/>
    </style:style>
    <style:style style:name="P21" style:family="paragraph" style:parent-style-name="Standard">
      <style:text-properties style:font-name="Liberation Serif" fo:font-size="12pt" officeooo:rsid="001f84d5" officeooo:paragraph-rsid="001f84d5" style:font-size-asian="10.5pt" style:font-size-complex="12pt"/>
    </style:style>
    <style:style style:name="P22" style:family="paragraph" style:parent-style-name="Standard">
      <style:text-properties style:font-name="Liberation Serif" fo:font-size="12pt" fo:font-weight="bold" officeooo:rsid="001f84d5" officeooo:paragraph-rsid="001f84d5" style:font-size-asian="10.5pt" style:font-weight-asian="bold" style:font-size-complex="12pt" style:font-weight-complex="bold"/>
    </style:style>
    <style:style style:name="P23" style:family="paragraph" style:parent-style-name="Standard">
      <style:text-properties officeooo:rsid="0021e022" officeooo:paragraph-rsid="0021e022"/>
    </style:style>
    <style:style style:name="P24" style:family="paragraph" style:parent-style-name="Standard">
      <style:text-properties officeooo:paragraph-rsid="0021e022"/>
    </style:style>
    <style:style style:name="P25" style:family="paragraph" style:parent-style-name="Standard">
      <style:text-properties officeooo:rsid="0024c315" officeooo:paragraph-rsid="0024c315"/>
    </style:style>
    <style:style style:name="P26" style:family="paragraph" style:parent-style-name="Standard">
      <style:text-properties officeooo:rsid="00277956" officeooo:paragraph-rsid="00277956"/>
    </style:style>
    <style:style style:name="P27" style:family="paragraph" style:parent-style-name="Standard">
      <style:text-properties officeooo:rsid="0029e332" officeooo:paragraph-rsid="0029e332"/>
    </style:style>
    <style:style style:name="P28" style:family="paragraph" style:parent-style-name="Standard">
      <style:text-properties officeooo:rsid="002cdfd4" officeooo:paragraph-rsid="002cdfd4"/>
    </style:style>
    <style:style style:name="P29" style:family="paragraph" style:parent-style-name="Standard">
      <style:text-properties officeooo:paragraph-rsid="002d363e"/>
    </style:style>
    <style:style style:name="P30" style:family="paragraph" style:parent-style-name="Standard">
      <style:text-properties officeooo:rsid="00323027" officeooo:paragraph-rsid="00323027"/>
    </style:style>
    <style:style style:name="P31" style:family="paragraph" style:parent-style-name="Standard">
      <style:text-properties officeooo:rsid="00368818" officeooo:paragraph-rsid="00368818"/>
    </style:style>
    <style:style style:name="P32" style:family="paragraph" style:parent-style-name="Standard">
      <style:text-properties officeooo:paragraph-rsid="002cdfd4"/>
    </style:style>
    <style:style style:name="P33" style:family="paragraph" style:parent-style-name="Standard">
      <style:text-properties officeooo:paragraph-rsid="00368818"/>
    </style:style>
    <style:style style:name="P34" style:family="paragraph" style:parent-style-name="Standard">
      <style:text-properties officeooo:rsid="003732e3" officeooo:paragraph-rsid="003732e3"/>
    </style:style>
    <style:style style:name="P35" style:family="paragraph" style:parent-style-name="Standard">
      <style:text-properties officeooo:paragraph-rsid="003732e3"/>
    </style:style>
    <style:style style:name="P36" style:family="paragraph" style:parent-style-name="Standard">
      <style:text-properties officeooo:rsid="0038f628" officeooo:paragraph-rsid="0038f628"/>
    </style:style>
    <style:style style:name="P37" style:family="paragraph" style:parent-style-name="Standard">
      <style:text-properties officeooo:rsid="003aa42a" officeooo:paragraph-rsid="003aa42a"/>
    </style:style>
    <style:style style:name="P38" style:family="paragraph" style:parent-style-name="Standard">
      <style:text-properties officeooo:rsid="003c6abc" officeooo:paragraph-rsid="003c6abc"/>
    </style:style>
    <style:style style:name="P39" style:family="paragraph" style:parent-style-name="Standard">
      <style:text-properties officeooo:rsid="003d6867" officeooo:paragraph-rsid="003d6867"/>
    </style:style>
    <style:style style:name="P40" style:family="paragraph" style:parent-style-name="Standard">
      <style:text-properties officeooo:paragraph-rsid="003d6867"/>
    </style:style>
    <style:style style:name="P41" style:family="paragraph" style:parent-style-name="Standard">
      <style:text-properties officeooo:rsid="003f65ba" officeooo:paragraph-rsid="003f65ba"/>
    </style:style>
    <style:style style:name="P42" style:family="paragraph" style:parent-style-name="Standard">
      <style:text-properties officeooo:rsid="003f65ba" officeooo:paragraph-rsid="0047fb1f"/>
    </style:style>
    <style:style style:name="P43" style:family="paragraph" style:parent-style-name="Standard">
      <style:text-properties officeooo:paragraph-rsid="003f65ba"/>
    </style:style>
    <style:style style:name="P44" style:family="paragraph" style:parent-style-name="Standard">
      <style:text-properties officeooo:rsid="00403b43" officeooo:paragraph-rsid="00403b43"/>
    </style:style>
    <style:style style:name="P45" style:family="paragraph" style:parent-style-name="Standard">
      <style:text-properties officeooo:paragraph-rsid="00403b43"/>
    </style:style>
    <style:style style:name="P46" style:family="paragraph" style:parent-style-name="Standard">
      <style:text-properties officeooo:rsid="00408f06" officeooo:paragraph-rsid="00408f06"/>
    </style:style>
    <style:style style:name="P47" style:family="paragraph" style:parent-style-name="Standard">
      <style:text-properties officeooo:rsid="004616b4" officeooo:paragraph-rsid="004616b4"/>
    </style:style>
    <style:style style:name="P48" style:family="paragraph" style:parent-style-name="Standard">
      <style:text-properties officeooo:rsid="0047fb1f" officeooo:paragraph-rsid="0047fb1f"/>
    </style:style>
    <style:style style:name="P49" style:family="paragraph" style:parent-style-name="Standard">
      <style:text-properties officeooo:rsid="0049831b" officeooo:paragraph-rsid="0049831b"/>
    </style:style>
    <style:style style:name="P50" style:family="paragraph" style:parent-style-name="Standard">
      <style:text-properties officeooo:paragraph-rsid="0049831b"/>
    </style:style>
    <style:style style:name="P51" style:family="paragraph" style:parent-style-name="Standard">
      <style:text-properties officeooo:rsid="004b3259" officeooo:paragraph-rsid="004b3259"/>
    </style:style>
    <style:style style:name="P52" style:family="paragraph" style:parent-style-name="Standard">
      <style:text-properties officeooo:paragraph-rsid="004b3259"/>
    </style:style>
    <style:style style:name="P53" style:family="paragraph" style:parent-style-name="Standard">
      <style:text-properties officeooo:rsid="004c96d2" officeooo:paragraph-rsid="004c96d2"/>
    </style:style>
    <style:style style:name="P54" style:family="paragraph" style:parent-style-name="Standard">
      <style:text-properties officeooo:rsid="004e2f4b" officeooo:paragraph-rsid="004e2f4b"/>
    </style:style>
    <style:style style:name="P55" style:family="paragraph" style:parent-style-name="Standard">
      <style:text-properties officeooo:rsid="005042fb" officeooo:paragraph-rsid="005042fb"/>
    </style:style>
    <style:style style:name="P56" style:family="paragraph" style:parent-style-name="Standard">
      <style:text-properties officeooo:rsid="0050e494" officeooo:paragraph-rsid="0050e494"/>
    </style:style>
    <style:style style:name="P57" style:family="paragraph" style:parent-style-name="Standard">
      <style:text-properties officeooo:rsid="0051276f" officeooo:paragraph-rsid="0051276f"/>
    </style:style>
    <style:style style:name="P58" style:family="paragraph" style:parent-style-name="Standard">
      <style:text-properties officeooo:paragraph-rsid="0051276f"/>
    </style:style>
    <style:style style:name="P59" style:family="paragraph" style:parent-style-name="Standard">
      <style:text-properties officeooo:rsid="00532a3b" officeooo:paragraph-rsid="00532a3b"/>
    </style:style>
    <style:style style:name="P60" style:family="paragraph" style:parent-style-name="Standard">
      <style:text-properties officeooo:rsid="005370a1" officeooo:paragraph-rsid="005370a1"/>
    </style:style>
    <style:style style:name="P61" style:family="paragraph" style:parent-style-name="Standard">
      <style:text-properties officeooo:paragraph-rsid="005370a1"/>
    </style:style>
    <style:style style:name="P62" style:family="paragraph" style:parent-style-name="Standard">
      <style:text-properties officeooo:rsid="0053d568" officeooo:paragraph-rsid="0053d568"/>
    </style:style>
    <style:style style:name="P63" style:family="paragraph" style:parent-style-name="Standard">
      <style:text-properties officeooo:paragraph-rsid="0053d568"/>
    </style:style>
    <style:style style:name="P64" style:family="paragraph" style:parent-style-name="Standard">
      <style:paragraph-properties fo:margin-left="0cm" fo:margin-right="0cm" fo:text-align="start" style:justify-single-word="false" fo:text-indent="0cm" style:auto-text-indent="false"/>
    </style:style>
    <style:style style:name="P65" style:family="paragraph" style:parent-style-name="Standard">
      <style:paragraph-properties fo:margin-left="0cm" fo:margin-right="0cm" fo:text-align="start" style:justify-single-word="false" fo:text-indent="0cm" style:auto-text-indent="false"/>
      <style:text-properties officeooo:paragraph-rsid="0047fb1f"/>
    </style:style>
    <style:style style:name="P66" style:family="paragraph" style:parent-style-name="Standard">
      <style:paragraph-properties fo:margin-left="0cm" fo:margin-right="0cm" fo:text-align="start" style:justify-single-word="false" fo:text-indent="0cm" style:auto-text-indent="false"/>
      <style:text-properties style:font-name="Consolas" fo:font-size="14pt" style:font-size-asian="14pt"/>
    </style:style>
    <style:style style:name="P67" style:family="paragraph" style:parent-style-name="Standard">
      <style:paragraph-properties fo:margin-left="0cm" fo:margin-right="0cm" fo:text-align="start" style:justify-single-word="false" fo:text-indent="0cm" style:auto-text-indent="false"/>
      <style:text-properties officeooo:rsid="0011d35c" officeooo:paragraph-rsid="0011d35c"/>
    </style:style>
    <style:style style:name="P68" style:family="paragraph" style:parent-style-name="Standard">
      <style:paragraph-properties fo:margin-left="0cm" fo:margin-right="0cm" fo:text-align="start" style:justify-single-word="false" fo:text-indent="0cm" style:auto-text-indent="false"/>
      <style:text-properties style:font-name="Liberation Serif" fo:font-size="12pt" officeooo:rsid="001dfea8" officeooo:paragraph-rsid="001dfea8" style:font-size-asian="10.5pt" style:font-size-complex="12pt"/>
    </style:style>
    <style:style style:name="P69" style:family="paragraph" style:parent-style-name="Standard">
      <style:paragraph-properties fo:margin-left="0cm" fo:margin-right="0cm" fo:text-align="start" style:justify-single-word="false" fo:text-indent="0cm" style:auto-text-indent="false"/>
      <style:text-properties style:font-name="Liberation Serif" fo:font-size="12pt" officeooo:rsid="001d310b" officeooo:paragraph-rsid="001d310b" style:font-size-asian="10.5pt" style:font-size-complex="12pt"/>
    </style:style>
    <style:style style:name="P70" style:family="paragraph" style:parent-style-name="Standard">
      <style:paragraph-properties fo:margin-left="0cm" fo:margin-right="0cm" fo:text-align="start" style:justify-single-word="false" fo:text-indent="0cm" style:auto-text-indent="false"/>
      <style:text-properties officeooo:rsid="003f65ba" officeooo:paragraph-rsid="0047fb1f"/>
    </style:style>
    <style:style style:name="T1" style:family="text">
      <style:text-properties fo:font-variant="normal" fo:text-transform="none" fo:color="#24292f" loext:opacity="100%" style:font-name="ui-monospace" fo:font-size="7.80000019073486pt" fo:letter-spacing="normal" fo:font-style="normal" fo:font-weight="normal" fo:background-color="transparent" loext:char-shading-value="0" loext:padding="0cm" loext:border="none"/>
    </style:style>
    <style:style style:name="T2" style:family="text">
      <style:text-properties fo:font-variant="normal" fo:text-transform="none" fo:color="#24292f" loext:opacity="100%" fo:letter-spacing="normal" fo:background-color="transparent" loext:char-shading-value="0" loext:padding="0cm" loext:border="none"/>
    </style:style>
    <style:style style:name="T3" style:family="text">
      <style:text-properties officeooo:rsid="000c90a2"/>
    </style:style>
    <style:style style:name="T4" style:family="text">
      <style:text-properties officeooo:rsid="000d7b2c"/>
    </style:style>
    <style:style style:name="T5" style:family="text">
      <style:text-properties officeooo:rsid="000edb87"/>
    </style:style>
    <style:style style:name="T6" style:family="text">
      <style:text-properties officeooo:rsid="000f4fff"/>
    </style:style>
    <style:style style:name="T7" style:family="text">
      <style:text-properties officeooo:rsid="000fd8c8"/>
    </style:style>
    <style:style style:name="T8" style:family="text">
      <style:text-properties officeooo:rsid="0010479e"/>
    </style:style>
    <style:style style:name="T9" style:family="text">
      <style:text-properties officeooo:rsid="0011d3c2"/>
    </style:style>
    <style:style style:name="T10" style:family="text">
      <style:text-properties fo:color="#7f0055" loext:opacity="100%" style:font-name="Consolas" fo:font-size="14pt" fo:font-weight="bold" style:font-size-asian="14pt" style:font-weight-asian="bold"/>
    </style:style>
    <style:style style:name="T11" style:family="text">
      <style:text-properties fo:color="#000000" loext:opacity="100%" style:font-name="Consolas" fo:font-size="14pt" style:font-size-asian="14pt"/>
    </style:style>
    <style:style style:name="T12" style:family="text">
      <style:text-properties fo:color="#000000" loext:opacity="100%" style:font-name="Consolas" fo:font-size="14pt" officeooo:rsid="005370a1" style:font-size-asian="14pt"/>
    </style:style>
    <style:style style:name="T13" style:family="text">
      <style:text-properties fo:color="#000000" loext:opacity="100%" style:font-name="Consolas" fo:font-size="14pt" fo:font-style="italic" style:font-size-asian="14pt" style:font-style-asian="italic"/>
    </style:style>
    <style:style style:name="T14" style:family="text">
      <style:text-properties fo:color="#000000" loext:opacity="100%" style:font-name="Consolas" fo:font-size="14pt" fo:background-color="#e8f2fe" loext:char-shading-value="0" style:font-size-asian="14pt"/>
    </style:style>
    <style:style style:name="T15" style:family="text">
      <style:text-properties fo:color="#000000" loext:opacity="100%" style:font-name="Consolas" fo:font-size="14pt" officeooo:rsid="0020fe63" fo:background-color="#e8f2fe" loext:char-shading-value="0" style:font-size-asian="14pt" style:font-size-complex="12pt"/>
    </style:style>
    <style:style style:name="T16" style:family="text">
      <style:text-properties fo:color="#000000" loext:opacity="100%" officeooo:rsid="0011d3c2"/>
    </style:style>
    <style:style style:name="T17" style:family="text">
      <style:text-properties fo:color="#000000" loext:opacity="100%"/>
    </style:style>
    <style:style style:name="T18" style:family="text">
      <style:text-properties fo:color="#000000" loext:opacity="100%" officeooo:rsid="00140de1"/>
    </style:style>
    <style:style style:name="T19" style:family="text">
      <style:text-properties fo:color="#000000" loext:opacity="100%" officeooo:rsid="0014fafc"/>
    </style:style>
    <style:style style:name="T20" style:family="text">
      <style:text-properties fo:color="#000000" loext:opacity="100%" officeooo:rsid="00157e38"/>
    </style:style>
    <style:style style:name="T21" style:family="text">
      <style:text-properties fo:color="#000000" loext:opacity="100%" officeooo:rsid="00167a26"/>
    </style:style>
    <style:style style:name="T22" style:family="text">
      <style:text-properties fo:color="#000000" loext:opacity="100%" officeooo:rsid="0017cb87"/>
    </style:style>
    <style:style style:name="T23" style:family="text">
      <style:text-properties fo:color="#000000" loext:opacity="100%" officeooo:rsid="001a987d"/>
    </style:style>
    <style:style style:name="T24" style:family="text">
      <style:text-properties fo:color="#0000c0" loext:opacity="100%" style:font-name="Consolas" fo:font-size="14pt" style:font-size-asian="14pt"/>
    </style:style>
    <style:style style:name="T25" style:family="text">
      <style:text-properties fo:color="#0000c0" loext:opacity="100%" style:font-name="Consolas" fo:font-size="14pt" fo:font-style="italic" style:font-size-asian="14pt" style:font-style-asian="italic"/>
    </style:style>
    <style:style style:name="T26" style:family="text">
      <style:text-properties fo:color="#0000c0" loext:opacity="100%" style:font-name="Consolas" fo:font-size="14pt" fo:font-style="italic" fo:font-weight="bold" fo:background-color="#e8f2fe" loext:char-shading-value="0" style:font-size-asian="14pt" style:font-style-asian="italic" style:font-weight-asian="bold"/>
    </style:style>
    <style:style style:name="T27" style:family="text">
      <style:text-properties fo:color="#0000c0" loext:opacity="100%" style:font-name="Consolas" fo:font-size="14pt" fo:font-style="italic" fo:font-weight="bold" officeooo:rsid="0020fe63" fo:background-color="#e8f2fe" loext:char-shading-value="0" style:font-size-asian="14pt" style:font-style-asian="italic" style:font-weight-asian="bold" style:font-size-complex="12pt"/>
    </style:style>
    <style:style style:name="T28" style:family="text">
      <style:text-properties fo:color="#0000c0" loext:opacity="100%" style:font-name="Consolas" fo:font-size="14pt" fo:font-style="italic" fo:font-weight="bold" style:font-size-asian="14pt" style:font-style-asian="italic" style:font-weight-asian="bold"/>
    </style:style>
    <style:style style:name="T29" style:family="text">
      <style:text-properties officeooo:rsid="00140de1"/>
    </style:style>
    <style:style style:name="T30" style:family="text">
      <style:text-properties fo:color="#646464" loext:opacity="100%" style:font-name="Consolas" fo:font-size="14pt" style:font-size-asian="14pt"/>
    </style:style>
    <style:style style:name="T31" style:family="text">
      <style:text-properties fo:color="#2a00ff" loext:opacity="100%" style:font-name="Consolas" fo:font-size="14pt" style:font-size-asian="14pt"/>
    </style:style>
    <style:style style:name="T32" style:family="text">
      <style:text-properties fo:color="#6a3e3e" loext:opacity="100%" style:font-name="Consolas" fo:font-size="14pt" style:font-size-asian="14pt"/>
    </style:style>
    <style:style style:name="T33" style:family="text">
      <style:text-properties fo:color="#6a3e3e" loext:opacity="100%" style:font-name="Consolas" fo:font-size="14pt" fo:background-color="#e8f2fe" loext:char-shading-value="0" style:font-size-asian="14pt"/>
    </style:style>
    <style:style style:name="T34" style:family="text">
      <style:text-properties fo:color="#6a3e3e" loext:opacity="100%" style:font-name="Consolas" fo:font-size="14pt" officeooo:rsid="0020fe63" fo:background-color="#e8f2fe" loext:char-shading-value="0" style:font-size-asian="14pt" style:font-size-complex="12pt"/>
    </style:style>
    <style:style style:name="T35" style:family="text">
      <style:text-properties officeooo:rsid="0020fe63"/>
    </style:style>
    <style:style style:name="T36" style:family="text">
      <style:text-properties style:font-name="Liberation Serif" fo:font-size="12pt" officeooo:rsid="0020fe63" style:font-size-asian="10.5pt" style:font-size-complex="12pt"/>
    </style:style>
    <style:style style:name="T37" style:family="text">
      <style:text-properties officeooo:rsid="0021cf26"/>
    </style:style>
    <style:style style:name="T38" style:family="text">
      <style:text-properties officeooo:rsid="0021e022"/>
    </style:style>
    <style:style style:name="T39" style:family="text">
      <style:text-properties officeooo:rsid="002694ca"/>
    </style:style>
    <style:style style:name="T40" style:family="text">
      <style:text-properties officeooo:rsid="002767a6"/>
    </style:style>
    <style:style style:name="T41" style:family="text">
      <style:text-properties officeooo:rsid="0027aa3f"/>
    </style:style>
    <style:style style:name="T42" style:family="text">
      <style:text-properties officeooo:rsid="002cdfd4"/>
    </style:style>
    <style:style style:name="T43" style:family="text">
      <style:text-properties officeooo:rsid="002d363e"/>
    </style:style>
    <style:style style:name="T44" style:family="text">
      <style:text-properties officeooo:rsid="002f19a5"/>
    </style:style>
    <style:style style:name="T45" style:family="text">
      <style:text-properties officeooo:rsid="002fe03a"/>
    </style:style>
    <style:style style:name="T46" style:family="text">
      <style:text-properties officeooo:rsid="0030e868"/>
    </style:style>
    <style:style style:name="T47" style:family="text">
      <style:text-properties officeooo:rsid="00342822"/>
    </style:style>
    <style:style style:name="T48" style:family="text">
      <style:text-properties officeooo:rsid="003609bd"/>
    </style:style>
    <style:style style:name="T49" style:family="text">
      <style:text-properties officeooo:rsid="00368818"/>
    </style:style>
    <style:style style:name="T50" style:family="text">
      <style:text-properties officeooo:rsid="003732e3"/>
    </style:style>
    <style:style style:name="T51" style:family="text">
      <style:text-properties officeooo:rsid="003d6867"/>
    </style:style>
    <style:style style:name="T52" style:family="text">
      <style:text-properties officeooo:rsid="003f65ba"/>
    </style:style>
    <style:style style:name="T53" style:family="text">
      <style:text-properties officeooo:rsid="00403b43"/>
    </style:style>
    <style:style style:name="T54" style:family="text">
      <style:text-properties officeooo:rsid="0041f2d3"/>
    </style:style>
    <style:style style:name="T55" style:family="text">
      <style:text-properties officeooo:rsid="0042a3f0"/>
    </style:style>
    <style:style style:name="T56" style:family="text">
      <style:text-properties officeooo:rsid="0049831b"/>
    </style:style>
    <style:style style:name="T57" style:family="text">
      <style:text-properties officeooo:rsid="004b3259"/>
    </style:style>
    <style:style style:name="T58" style:family="text">
      <style:text-properties officeooo:rsid="00502b42"/>
    </style:style>
    <style:style style:name="T59" style:family="text">
      <style:text-properties officeooo:rsid="0051276f"/>
    </style:style>
    <style:style style:name="T60" style:family="text">
      <style:text-properties officeooo:rsid="005370a1"/>
    </style:style>
    <style:style style:name="T61" style:family="text">
      <style:text-properties officeooo:rsid="0053d5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D 1 Java Avancé </text:p>
      <text:p text:style-name="P4">Hugo JOLION</text:p>
      <text:p text:style-name="P4">M1 MIAGE app</text:p>
      <text:p text:style-name="P4">28/11/2021</text:p>
      <text:p text:style-name="P4"/>
      <text:p text:style-name="P6">I) Eclipse</text:p>
      <text:p text:style-name="P4"/>
      <text:p text:style-name="P11">1) Création du projet nommé JavaAvance et d’un package nommé fr.dauphine.javaavance.td1.</text:p>
      <text:p text:style-name="P11"/>
      <text:p text:style-name="P4">2) Lorsque l’on tape « sysout » et qu’on appuie ensuite sur Ctrl+espace dans le main, on voit apparaître les méthodes disponibles qui s’apparentent à sysout. On peut ensuite choisir la méthode voulue en appuyant sur la touche Entrée et cela affiche la méthode choisie. Dans ce cas, cela affiche System.out.println().</text:p>
      <text:p text:style-name="P4"/>
      <text:p text:style-name="P4">3) De même que précédemment, si l’on tape « toStr » et qu’on appuie sur Ctrl+espace, on voit apparaître les méthodes disponibles qui s’apparentent à toStr. En appuyant sur Entrée, c’est la structure de la méthode toString() qui s’affiche. On peut alors la modifier à notre goût :</text:p>
      <text:p text:style-name="P1"><text:span text:style-name="Source_20_Text"><text:span text:style-name="T1">@Override</text:span></text:span></text:p>
      <text:p text:style-name="P3"><text:span text:style-name="Source_20_Text"><text:span text:style-name="T1">public String toString() {</text:span></text:span></text:p>
      <text:p text:style-name="P3"><text:span text:style-name="Source_20_Text"><text:span text:style-name="T2"><text:s text:c="8"/></text:span></text:span><text:span text:style-name="Source_20_Text"><text:span text:style-name="T1">//TODO();</text:span></text:span></text:p>
      <text:p text:style-name="P3"><text:span text:style-name="Source_20_Text"><text:span text:style-name="T2"><text:s text:c="8"/></text:span></text:span><text:span text:style-name="Source_20_Text"><text:span text:style-name="T1">return super.toString();</text:span></text:span></text:p>
      <text:p text:style-name="P3"><text:span text:style-name="Source_20_Text"><text:span text:style-name="T1">}</text:span></text:span></text:p>
      <text:p text:style-name="P5"/>
      <text:p text:style-name="P5">4)<text:span text:style-name="T3">S</text:span>i l’on tape « <text:span text:style-name="T3">main</text:span> » et qu’on appuie sur Ctrl+espace, on voit apparaître les méthodes disponibles qui s’apparentent à <text:span text:style-name="T3">main</text:span>. En appuyant sur Entrée, c’est la méthode <text:span text:style-name="T3">main</text:span> qui s’affiche :</text:p>
      <text:p text:style-name="P2"><text:span text:style-name="Source_20_Text"><text:span text:style-name="T1">public static void main(String[] args) {</text:span></text:span></text:p>
      <text:p text:style-name="P3"><text:span text:style-name="Source_20_Text"><text:span text:style-name="T2"><text:s text:c="8"/></text:span></text:span></text:p>
      <text:p text:style-name="P3"><text:span text:style-name="Source_20_Text"><text:span text:style-name="T1">}</text:span></text:span></text:p>
      <text:p text:style-name="P12"/>
      <text:p text:style-name="P12">5)Eclipse nous propose les différentes méthodes à implémenter, notamment les getters et les setters pour notre attribut foo : getFoo() et setFoo(int). Et si on tape « set », comme pour les questions précédentes, Eclipse propose de créer la méthode setFoo(int) et de la programmer comme on veut. </text:p>
      <text:p text:style-name="P12"/>
      <text:p text:style-name="P13">6)<text:span text:style-name="T4">Si on sélectionne le nom de la classe et que l’on appuie ensuite sur Alt+Shift+R, on peut refactoriser le nom de notre classe, c’est-à-dire que cela permet de modifier le nom de notre classe et de mettre à jour toutes les références de celle-ci. De même pour l’attribut foo, on peut le refactoriser et il sera modifié partout où il est utilisé. Cela permet d’éviter d’oublier de modifier un champ dans notre code.</text:span></text:p>
      <text:p text:style-name="P13"/>
      <text:p text:style-name="P14"><text:span text:style-name="T5">7)</text:span><text:span text:style-name="T6">En appuyant sur le type String de notre variable avec la touche Ctrl enfoncée, Eclipse ouvre un nouvel onglet où l’on peut voir la classe String et toutes les méthodes associées à cette classe. ON peut donc ainsi voir comment chaque méthode est implémentée.</text:span></text:p>
      <text:p text:style-name="P14"/>
      <text:p text:style-name="P7"><text:span text:style-name="T7">II) Point</text:span></text:p>
      <text:p text:style-name="P14"/>
      <text:p text:style-name="P14"><text:span text:style-name="T7">1) </text:span><text:span text:style-name="T8">Cela fonctionne car les attributs privés d’une classe sont accessibles à l’intérieur de celle-ci.</text:span></text:p>
      <text:p text:style-name="P14"/>
      <text:p text:style-name="P15">2) <text:span text:style-name="T9">On voit s’afficher deux erreurs qui sont « The field Point.x is not visible » et « The field Point.y is not visible ». Ce la s’explique par le fait que les att</text:span><text:span text:style-name="T29">ri</text:span><text:span text:style-name="T9">buts x et y sont privés dans la classe Point et ne sont donc pas directement accessibles à l’extérieur de cette classe. Pour remédier à ce problème, il suffit de créer des méthodes publiques d’accès à ces varibales, on appelle ça des getters. Ces méthodes permettent de retourner les valeurs de x et y même à l’extérieur d’un objet Point :</text:span></text:p>
      <text:p text:style-name="P67"><text:soft-page-break/><text:span text:style-name="T10">public</text:span><text:span text:style-name="T11"> </text:span><text:span text:style-name="T10">int</text:span><text:span text:style-name="T11"> getX() {</text:span></text:p>
      <text:p text:style-name="P64"><text:span text:style-name="T11"><text:tab/><text:tab/></text:span><text:span text:style-name="T10">return</text:span><text:span text:style-name="T11"> </text:span><text:span text:style-name="T10">this</text:span><text:span text:style-name="T11">.</text:span><text:span text:style-name="T24">x</text:span><text:span text:style-name="T11">;</text:span></text:p>
      <text:p text:style-name="P64"><text:span text:style-name="T11">}</text:span></text:p>
      <text:p text:style-name="P66"/>
      <text:p text:style-name="P64"><text:span text:style-name="T10">public</text:span><text:span text:style-name="T11"> </text:span><text:span text:style-name="T10">int</text:span><text:span text:style-name="T11"> getY() {</text:span></text:p>
      <text:p text:style-name="P64"><text:span text:style-name="T11"><text:tab/></text:span><text:span text:style-name="T10">return</text:span><text:span text:style-name="T11"> </text:span><text:span text:style-name="T10">this</text:span><text:span text:style-name="T11">.</text:span><text:span text:style-name="T24">y</text:span><text:span text:style-name="T11">;</text:span></text:p>
      <text:p text:style-name="P15"><text:span text:style-name="T11">}</text:span></text:p>
      <text:p text:style-name="P15"><text:span text:style-name="T11"/></text:p>
      <text:p text:style-name="P16"><text:span text:style-name="T16">3</text:span><text:span text:style-name="T17">) </text:span><text:span text:style-name="T18">Il est très important de mettre nos attributs </text:span><text:span text:style-name="T19">en mode privé car cela permet de conserver l’intégriter de notre objet. En effet, si les attributs d’un objet sont public, cela veut dire qu’ils sont accessibles depuis n’importe où et que n’importe qui peut les modifier aisément et ainsi éventuellement corrompre le code.</text:span></text:p>
      <text:p text:style-name="P16"><text:span text:style-name="T19"/></text:p>
      <text:p text:style-name="P16"><text:span text:style-name="T20">4) </text:span><text:span text:style-name="T21">Un « accessor » c’est une méthode qui permet d’accéder aux valeurs des attributs d’un objet. C’est ce que nous avons créé à la question 2 avec getX() et getY(). Nous en avons forcément besoin si nous voulons accéder aux valeurs de x et de y à l’extérieur de notre objet Point.</text:span></text:p>
      <text:p text:style-name="P16"><text:span text:style-name="T21"/></text:p>
      <text:p text:style-name="P17"><text:span text:style-name="T21">5</text:span><text:span text:style-name="T17">)</text:span><text:span text:style-name="T22"> Au moment de la création d’une classe, un constructeur par défaut (sans argument) est appelé tant qu’aucun constructeur n’a été créé. Mais à partir du moment où un constructeur est créé, il remplace en quelque sorte celui par défaut. Ainsi, en créant un constructeur avec deux paramètres, le constructeur sans argument Point() « n’existe plus », il faut alors le créer lui aussi pour qu’il fonctionne à nouveau.</text:span></text:p>
      <text:p text:style-name="P17"><text:span text:style-name="T22"/></text:p>
      <text:p text:style-name="P18"><text:span text:style-name="T22">6</text:span><text:span text:style-name="T17">) Les erreurs vues précédemment sont toujours là mais aucune nouvelle erreur n’est apparue. A aucun moment, les variables x et y données en argument ne sont confondues avec les attributs de l’objet, this.x et this.y.</text:span></text:p>
      <text:p text:style-name="P18"><text:span text:style-name="T17"/></text:p>
      <text:p text:style-name="P18"><text:span text:style-name="T17">7) </text:span><text:span text:style-name="T23">Pour ce faire, nous pouvons ajouter à la classe Point un attribut static de type entier (int). Celui-ci sera incrémenter de un à chaque création d’un nouvel objet Point. Par ailleurs, comme cet attibut sera lui aussi d’ordre privé, il faut créer un accessor getCompteur().</text:span></text:p>
      <text:p text:style-name="P18"><text:span text:style-name="T23"/></text:p>
      <text:p text:style-name="P19"><text:span text:style-name="T23">8</text:span><text:span text:style-name="T17">) Le compileur sait quel constructeur appelé en fonction des paramètres donnés c’est-à-dire qu’il regarde le type et le nombre d’arguments donnés en paramètres au constructeur :</text:span></text:p>
      <text:p text:style-name="P69"><text:span text:style-name="T10">public</text:span><text:span text:style-name="T11"> Point(Point </text:span><text:span text:style-name="T32">p2</text:span><text:span text:style-name="T11">) {</text:span></text:p>
      <text:p text:style-name="P64"><text:span text:style-name="T11"><text:tab/>Objects.</text:span><text:span text:style-name="T13">requireNonNull</text:span><text:span text:style-name="T11">(</text:span><text:span text:style-name="T32">p2</text:span><text:span text:style-name="T11">);</text:span></text:p>
      <text:p text:style-name="P64"><text:span text:style-name="T11"><text:tab/></text:span><text:span text:style-name="T10">this</text:span><text:span text:style-name="T11">.</text:span><text:span text:style-name="T24">x</text:span><text:span text:style-name="T11"> = </text:span><text:span text:style-name="T32">p2</text:span><text:span text:style-name="T11">.</text:span><text:span text:style-name="T24">x</text:span><text:span text:style-name="T11">;</text:span></text:p>
      <text:p text:style-name="P64"><text:span text:style-name="T11"><text:tab/></text:span><text:span text:style-name="T10">this</text:span><text:span text:style-name="T11">.</text:span><text:span text:style-name="T24">y</text:span><text:span text:style-name="T11"> = </text:span><text:span text:style-name="T32">p2</text:span><text:span text:style-name="T11">.</text:span><text:span text:style-name="T24">y</text:span><text:span text:style-name="T11">;</text:span></text:p>
      <text:p text:style-name="P64"><text:span text:style-name="T11"><text:tab/></text:span><text:span text:style-name="T25">compteur</text:span><text:span text:style-name="T11">+=1;</text:span></text:p>
      <text:p text:style-name="P19"><text:span text:style-name="T11">}</text:span></text:p>
      <text:p text:style-name="P19"><text:span text:style-name="T17"/></text:p>
      <text:p text:style-name="P20"><text:span text:style-name="T17">9) Pour ce faire, nous pouvons redéfinir la méthode toString() comme ceci :</text:span></text:p>
      <text:p text:style-name="P68"><text:span text:style-name="T30">@Override</text:span></text:p>
      <text:p text:style-name="P64"><text:span text:style-name="T10">public</text:span><text:span text:style-name="T11"> String toString() {</text:span></text:p>
      <text:p text:style-name="P64"><text:span text:style-name="T11"><text:tab/></text:span><text:span text:style-name="T10">return</text:span><text:span text:style-name="T11"> </text:span><text:span text:style-name="T10">this</text:span><text:span text:style-name="T11">.</text:span><text:span text:style-name="T24">x</text:span><text:span text:style-name="T11"> + </text:span><text:span text:style-name="T31">" "</text:span><text:span text:style-name="T11"> + </text:span><text:span text:style-name="T10">this</text:span><text:span text:style-name="T11">.</text:span><text:span text:style-name="T24">y</text:span><text:span text:style-name="T11">;</text:span></text:p>
      <text:p text:style-name="P20"><text:span text:style-name="T11">}</text:span></text:p>
      <text:p text:style-name="P20"><text:span text:style-name="T11"/></text:p>
      <text:p text:style-name="P22">III) <text:span text:style-name="T35">Equality</text:span></text:p>
      <text:p text:style-name="P21"/>
      <text:p text:style-name="Standard"><text:soft-page-break/><text:span text:style-name="T36">1)</text:span><text:span text:style-name="T15">System.</text:span><text:span text:style-name="T27">out</text:span><text:span text:style-name="T15">.println(</text:span><text:span text:style-name="T34">p1</text:span><text:span text:style-name="T15"> == </text:span><text:span text:style-name="T34">p2</text:span><text:span text:style-name="T15">); </text:span><text:span text:style-name="T37">renvoie « true » car p1 et p2 pointent vers la même référence mémoire. </text:span></text:p>
      <text:p text:style-name="Standard"><text:span text:style-name="T14">System.</text:span><text:span text:style-name="T26">out</text:span><text:span text:style-name="T14">.println(</text:span><text:span text:style-name="T33">p1</text:span><text:span text:style-name="T14"> == </text:span><text:span text:style-name="T33">p3</text:span><text:span text:style-name="T14">); </text:span><text:span text:style-name="T37">renvoie « false » car p1 et p3 ne pointent pas vers la même référence mémoire même si les coordonnées des deux objets sont identiques. </text:span></text:p>
      <text:p text:style-name="Standard"/>
      <text:p text:style-name="P24"><text:span text:style-name="T38">2) </text:span><text:span text:style-name="T10">public</text:span><text:span text:style-name="T11"> </text:span><text:span text:style-name="T10">boolean</text:span><text:span text:style-name="T11"> isSameAs(Point </text:span><text:span text:style-name="T32">p1</text:span><text:span text:style-name="T11">) {</text:span></text:p>
      <text:p text:style-name="P64"><text:span text:style-name="T11"><text:tab/>Objects.</text:span><text:span text:style-name="T13">requireNonNull</text:span><text:span text:style-name="T11">(</text:span><text:span text:style-name="T32">p1</text:span><text:span text:style-name="T11">);</text:span></text:p>
      <text:p text:style-name="P64"><text:span text:style-name="T11"><text:tab/></text:span><text:span text:style-name="T10">if</text:span><text:span text:style-name="T11">(</text:span><text:span text:style-name="T10">this</text:span><text:span text:style-name="T11">.</text:span><text:span text:style-name="T24">x</text:span><text:span text:style-name="T11"> == </text:span><text:span text:style-name="T32">p1</text:span><text:span text:style-name="T11">.getX() &amp;&amp; </text:span><text:span text:style-name="T10">this</text:span><text:span text:style-name="T11">.</text:span><text:span text:style-name="T24">y</text:span><text:span text:style-name="T11"> == </text:span><text:span text:style-name="T32">p1</text:span><text:span text:style-name="T11">.getY()) {</text:span></text:p>
      <text:p text:style-name="P64"><text:span text:style-name="T11"><text:tab/><text:tab/></text:span><text:span text:style-name="T10">return</text:span><text:span text:style-name="T11"> </text:span><text:span text:style-name="T10">true</text:span><text:span text:style-name="T11">;</text:span></text:p>
      <text:p text:style-name="P64"><text:span text:style-name="T11"><text:tab/>}</text:span></text:p>
      <text:p text:style-name="P64"><text:span text:style-name="T11"><text:tab/></text:span><text:span text:style-name="T10">return</text:span><text:span text:style-name="T11"> </text:span><text:span text:style-name="T10">false</text:span><text:span text:style-name="T11">;</text:span></text:p>
      <text:p text:style-name="P23"><text:span text:style-name="T11">}</text:span></text:p>
      <text:p text:style-name="P23"><text:span text:style-name="T11"/></text:p>
      <text:p text:style-name="P25">3) <text:span text:style-name="T39">La méthode indexOf() de la classe List fait appel à la méthode equals() qui, par défaut, compare les références mémoires des objets et renvoie « true » si les deux objets comparés pointent vers la même référence mémoire. </text:span><text:span text:style-name="T40">Ainsi, list.indexOf(p2) retourne le même index que p1 (index 0) car p1 et p2 pointent vers la même référence mémoire (comme vu dans la question précédente).</text:span></text:p>
      <text:p text:style-name="P26">Par contre, list.indexOf(p3) retourne -1, et donc que p3 n’est pas dans la liste, car comme vu dans la question précédente, p1 et p3 ne pointent pas vers la même référence mémoire bien que leurs valeurs soient les mêmes. <text:span text:style-name="T41">Ils ne sont pas « égaux »</text:span> <text:span text:style-name="T41">selon la méthode par défaut d’equals().</text:span></text:p>
      <text:p text:style-name="P27">Pour remédier à ça et que list.indexOf(p3) fonctionne, il faut redéfinir la méthode equlas() mais également la méthode hashcode() pour notre classe Point. (cf. code)</text:p>
      <text:p text:style-name="P27"/>
      <text:p text:style-name="P27"/>
      <text:p text:style-name="P8">IV) Polyline</text:p>
      <text:p text:style-name="P28"/>
      <text:p text:style-name="P32"><text:span text:style-name="T42">1) </text:span><text:span text:style-name="T10">public</text:span><text:span text:style-name="T11"> Polyline(</text:span><text:span text:style-name="T10">int</text:span><text:span text:style-name="T11"> </text:span><text:span text:style-name="T32">capacity</text:span><text:span text:style-name="T11">) {</text:span></text:p>
      <text:p text:style-name="P64"><text:span text:style-name="T11"><text:tab/></text:span><text:span text:style-name="T10">if</text:span><text:span text:style-name="T11">(</text:span><text:span text:style-name="T32">capacity</text:span><text:span text:style-name="T11">&lt;=0) {</text:span></text:p>
      <text:p text:style-name="P64"><text:span text:style-name="T11"><text:tab/><text:tab/></text:span><text:span text:style-name="T10">throw</text:span><text:span text:style-name="T11"> </text:span><text:span text:style-name="T10">new</text:span><text:span text:style-name="T11"> IllegalArgumentException(</text:span><text:span text:style-name="T31">"La capacité ne peut être négative"</text:span><text:span text:style-name="T11">);</text:span></text:p>
      <text:p text:style-name="P64"><text:span text:style-name="T11"><text:tab/>}</text:span></text:p>
      <text:p text:style-name="P64"><text:span text:style-name="T11"><text:tab/></text:span><text:span text:style-name="T10">this</text:span><text:span text:style-name="T11">.</text:span><text:span text:style-name="T24">tab</text:span><text:span text:style-name="T11"> = </text:span><text:span text:style-name="T10">new</text:span><text:span text:style-name="T11"> Point[</text:span><text:span text:style-name="T32">capacity</text:span><text:span text:style-name="T11">];</text:span></text:p>
      <text:p text:style-name="P64"><text:span text:style-name="T11"><text:tab/></text:span><text:span text:style-name="T10">this</text:span><text:span text:style-name="T11">.</text:span><text:span text:style-name="T24">capacity</text:span><text:span text:style-name="T11"> = </text:span><text:span text:style-name="T32">capacity</text:span><text:span text:style-name="T11">;</text:span></text:p>
      <text:p text:style-name="P64"><text:span text:style-name="T11"><text:tab/></text:span><text:span text:style-name="T10">this</text:span><text:span text:style-name="T11">.</text:span><text:span text:style-name="T24">index</text:span><text:span text:style-name="T11"> = 0;</text:span></text:p>
      <text:p text:style-name="P28"><text:span text:style-name="T11">}</text:span></text:p>
      <text:p text:style-name="P28"><text:span text:style-name="T11"/></text:p>
      <text:p text:style-name="P29"><text:span text:style-name="T43">2) </text:span><text:span text:style-name="T44">Si l’on essaye de dépasser la capacité maximale du tableau, une exception sera levée </text:span>(« java.lang.ArrayIndexOutOfBoundsException: Index <text:span text:style-name="T44">3</text:span> out of bounds for length <text:span text:style-name="T44">3</text:span> »). <text:span text:style-name="T45">Pour éviter cela, plusieurs possibilités s’offrent à nous. Nous pourrions lever une exception ou alors empêcher l’ajout d’un nouveau point dans notre array lorsque que sa capacité est atteinte </text:span><text:span text:style-name="T46">(en comparant avec la taille du tableau)</text:span><text:span text:style-name="T45">. Il faudrait faire cela dans la méthode add() par exemple.</text:span></text:p>
      <text:p text:style-name="P29"/>
      <text:p text:style-name="P33"><text:span text:style-name="T49">3)</text:span><text:span text:style-name="T10">public</text:span><text:span text:style-name="T11"> </text:span><text:span text:style-name="T10">int</text:span><text:span text:style-name="T11"> pointCapacity() {</text:span></text:p>
      <text:p text:style-name="P64"><text:span text:style-name="T11"><text:tab/></text:span><text:span text:style-name="T10">return</text:span><text:span text:style-name="T11"> </text:span><text:span text:style-name="T10">this</text:span><text:span text:style-name="T11">.</text:span><text:span text:style-name="T24">capacity</text:span><text:span text:style-name="T11">;</text:span></text:p>
      <text:p text:style-name="P64"><text:span text:style-name="T11">}</text:span></text:p>
      <text:p text:style-name="P64"><text:span text:style-name="T11"><text:tab/></text:span></text:p>
      <text:p text:style-name="P64"><text:span text:style-name="T10">public</text:span><text:span text:style-name="T11"> </text:span><text:span text:style-name="T10">int</text:span><text:span text:style-name="T11"> nbPoints() {</text:span></text:p>
      <text:p text:style-name="P64"><text:soft-page-break/><text:span text:style-name="T11"><text:tab/></text:span><text:span text:style-name="T10">return</text:span><text:span text:style-name="T11"> </text:span><text:span text:style-name="T10">this</text:span><text:span text:style-name="T11">.</text:span><text:span text:style-name="T24">tab</text:span><text:span text:style-name="T11">.</text:span><text:span text:style-name="T24">length</text:span><text:span text:style-name="T11">;</text:span></text:p>
      <text:p text:style-name="P31"><text:span text:style-name="T11">}</text:span></text:p>
      <text:p text:style-name="P35"><text:span text:style-name="T50">4)</text:span><text:span text:style-name="T10">public</text:span><text:span text:style-name="T11"> </text:span><text:span text:style-name="T10">boolean</text:span><text:span text:style-name="T11"> contains(Point </text:span><text:span text:style-name="T32">p1</text:span><text:span text:style-name="T11">) {</text:span></text:p>
      <text:p text:style-name="P64"><text:span text:style-name="T11"><text:tab/>Objects.</text:span><text:span text:style-name="T13">requireNonNull</text:span><text:span text:style-name="T11">(</text:span><text:span text:style-name="T32">p1</text:span><text:span text:style-name="T11">);</text:span></text:p>
      <text:p text:style-name="P64"><text:span text:style-name="T11"><text:tab/></text:span><text:span text:style-name="T10">for</text:span><text:span text:style-name="T11"> (Point </text:span><text:span text:style-name="T32">p</text:span><text:span text:style-name="T11"> : </text:span><text:span text:style-name="T10">this</text:span><text:span text:style-name="T11">.</text:span><text:span text:style-name="T24">tab</text:span><text:span text:style-name="T11">) {</text:span></text:p>
      <text:p text:style-name="P64"><text:span text:style-name="T11"><text:tab/><text:tab/></text:span><text:span text:style-name="T10">if</text:span><text:span text:style-name="T11">(</text:span><text:span text:style-name="T32">p</text:span><text:span text:style-name="T11">.equals(</text:span><text:span text:style-name="T32">p1</text:span><text:span text:style-name="T11">)) {</text:span></text:p>
      <text:p text:style-name="P64"><text:span text:style-name="T11"><text:tab/><text:tab/><text:tab/></text:span><text:span text:style-name="T10">return</text:span><text:span text:style-name="T11"> </text:span><text:span text:style-name="T10">true</text:span><text:span text:style-name="T11">;</text:span></text:p>
      <text:p text:style-name="P64"><text:span text:style-name="T11"><text:tab/><text:tab/>}</text:span></text:p>
      <text:p text:style-name="P64"><text:span text:style-name="T11"><text:tab/>}</text:span></text:p>
      <text:p text:style-name="P64"><text:span text:style-name="T11"><text:tab/></text:span><text:span text:style-name="T10">return</text:span><text:span text:style-name="T11"> </text:span><text:span text:style-name="T10">false</text:span><text:span text:style-name="T11">;</text:span></text:p>
      <text:p text:style-name="P34"><text:span text:style-name="T11">}</text:span></text:p>
      <text:p text:style-name="P30"/>
      <text:p text:style-name="P30"><text:span text:style-name="T49">5</text:span>) <text:span text:style-name="T47">Si on ajoute un « null » au lieu d’un objet Point, la méthode add() fonctionnera correctement et ajoutera une référence « null » à notre tableau. </text:span><text:span text:style-name="T48">Pour éviter cela, on peut utiliser Objects.requireNonNull(o) qui permet de tester si l’objet donné en paramètre et de lever une exception si ce dernier est null. Il sera alors impossible d’jouter un null à notre tableau avec la méthode add() car l’exception java.lang.NullPointerException sera levée.</text:span></text:p>
      <text:p text:style-name="P30"/>
      <text:p text:style-name="P36">6) cf. PolylineLinkedList.java pour le code.</text:p>
      <text:p text:style-name="P37">Si on utilise une LinkedList, nous n’avons plus de limite de capacité et nous n’avons donc plus besoin de la méthode pointCapacity() ni de l’attibut capacity. On peut également modifier la méthode contains() pour faire appel à celle déjà implémenter dans la classe LinkedList. Enfin, on peut modifier la méthode nbPoints() en utilisant la méthode size() de la classe LinkedList.</text:p>
      <text:p text:style-name="P37"/>
      <text:p text:style-name="P9">V) Mutability and circle</text:p>
      <text:p text:style-name="P38"/>
      <text:p text:style-name="P40"><text:span text:style-name="T51">1)</text:span><text:span text:style-name="T10">public</text:span><text:span text:style-name="T11"> </text:span><text:span text:style-name="T10">void</text:span><text:span text:style-name="T11"> translate(</text:span><text:span text:style-name="T10">int</text:span><text:span text:style-name="T11"> </text:span><text:span text:style-name="T32">dx</text:span><text:span text:style-name="T11">, </text:span><text:span text:style-name="T10">int</text:span><text:span text:style-name="T11"> </text:span><text:span text:style-name="T32">dy</text:span><text:span text:style-name="T11">) {</text:span></text:p>
      <text:p text:style-name="P64"><text:span text:style-name="T11"><text:tab/></text:span><text:span text:style-name="T10">this</text:span><text:span text:style-name="T11">.</text:span><text:span text:style-name="T24">x</text:span><text:span text:style-name="T11"> = </text:span><text:span text:style-name="T10">this</text:span><text:span text:style-name="T11">.</text:span><text:span text:style-name="T24">x</text:span><text:span text:style-name="T11"> + </text:span><text:span text:style-name="T32">dx</text:span><text:span text:style-name="T11">;</text:span></text:p>
      <text:p text:style-name="P64"><text:span text:style-name="T11"><text:tab/></text:span><text:span text:style-name="T10">this</text:span><text:span text:style-name="T11">.</text:span><text:span text:style-name="T24">y</text:span><text:span text:style-name="T11"> = </text:span><text:span text:style-name="T10">this</text:span><text:span text:style-name="T11">.</text:span><text:span text:style-name="T24">y</text:span><text:span text:style-name="T11"> + </text:span><text:span text:style-name="T32">dy</text:span><text:span text:style-name="T11">;</text:span></text:p>
      <text:p text:style-name="P39"><text:span text:style-name="T11">}</text:span></text:p>
      <text:p text:style-name="P39">Ici, j’ai choisi d’additionner aux valeurs de x et de y les valeurs données en paramètres. </text:p>
      <text:p text:style-name="P39"/>
      <text:p text:style-name="P41">2)cf. Code</text:p>
      <text:p text:style-name="P41"/>
      <text:p text:style-name="P43"><text:span text:style-name="T52">3)</text:span><text:span text:style-name="T30">@Override</text:span></text:p>
      <text:p text:style-name="P64"><text:span text:style-name="T10">public</text:span><text:span text:style-name="T11"> String toString() {</text:span></text:p>
      <text:p text:style-name="P64"><text:span text:style-name="T11"><text:tab/></text:span><text:span text:style-name="T10">return</text:span><text:span text:style-name="T11"> </text:span><text:span text:style-name="T31">"Cercle : centre = "</text:span><text:span text:style-name="T11"> + </text:span><text:span text:style-name="T10">this</text:span><text:span text:style-name="T11">.</text:span><text:span text:style-name="T24">center</text:span><text:span text:style-name="T11"> + </text:span><text:span text:style-name="T31">" <text:tab/>et rayon = "</text:span><text:span text:style-name="T11"> + </text:span><text:span text:style-name="T10">this</text:span><text:span text:style-name="T11">.</text:span><text:span text:style-name="T24">radius</text:span><text:span text:style-name="T11">;</text:span></text:p>
      <text:p text:style-name="P41"><text:span text:style-name="T11">}</text:span></text:p>
      <text:p text:style-name="P30"/>
      <text:p text:style-name="P45"><text:span text:style-name="T53">4)</text:span><text:span text:style-name="T10">public</text:span><text:span text:style-name="T11"> </text:span><text:span text:style-name="T10">void</text:span><text:span text:style-name="T11"> translate(</text:span><text:span text:style-name="T10">int</text:span><text:span text:style-name="T11"> </text:span><text:span text:style-name="T32">dx</text:span><text:span text:style-name="T11">, </text:span><text:span text:style-name="T10">int</text:span><text:span text:style-name="T11"> </text:span><text:span text:style-name="T32">dy</text:span><text:span text:style-name="T11">) {</text:span></text:p>
      <text:p text:style-name="P64"><text:span text:style-name="T11"><text:tab/></text:span><text:span text:style-name="T10">this</text:span><text:span text:style-name="T11">.</text:span><text:span text:style-name="T24">center</text:span><text:span text:style-name="T11">.translate(</text:span><text:span text:style-name="T32">dx</text:span><text:span text:style-name="T11">, </text:span><text:span text:style-name="T32">dy</text:span><text:span text:style-name="T11">);</text:span></text:p>
      <text:p text:style-name="P44"><text:span text:style-name="T11">}</text:span></text:p>
      <text:p text:style-name="P44"><text:span text:style-name="T11"/></text:p>
      <text:p text:style-name="P46">5) <text:span text:style-name="T54">Le problème avec ce code, c’est que les deux cercles c et c2 ont le même centre (la même référence mémoire). Ainis, si on utilise la méthode translate() sur un des deux cercles, le centre du second cercle sera lui aussi translaté. </text:span><text:span text:style-name="T55">Pour éviter ce genre de problème, on peut créer une copie du Point passé en paramètre lors de la création d’un cercle pour être sur que les deux centres ne </text:span><text:soft-page-break/><text:span text:style-name="T55">pointent pas vers la même référence mémoire. Dès lors, la translation du centre d’un cercle n’entraînerait pas la translation du centre de l’autre cercle.</text:span></text:p>
      <text:p text:style-name="P46"/>
      <text:p text:style-name="P47">6) La méthode getCenter() de Circle renvoie le Point qui correspond au centre du cercle. Ce cercle possède lui aussi une méthode translate(). Ainsi, il serait possible de modifier directement les valeurs du centre sans passer par la méthode translate() de Circle. Pour éviter cela, on pourrait renvoyer une copie du centre, c’est-à-dire un Point qui a les mêmes valeurs que le centre du cercle.</text:p>
      <text:p text:style-name="P47"/>
      <text:p text:style-name="P48">7)<text:span text:style-name="T30">@Override</text:span></text:p>
      <text:p text:style-name="P65"><text:span text:style-name="T10">public</text:span><text:span text:style-name="T11"> String toString() {</text:span></text:p>
      <text:p text:style-name="P65"><text:span text:style-name="T11"><text:tab/></text:span><text:span text:style-name="T10">return</text:span><text:span text:style-name="T11"> </text:span><text:span text:style-name="T31">"Cercle : centre = "</text:span><text:span text:style-name="T11"> + </text:span><text:span text:style-name="T10">this</text:span><text:span text:style-name="T11">.</text:span><text:span text:style-name="T24">center</text:span><text:span text:style-name="T11"> + </text:span><text:span text:style-name="T31">" <text:tab/>et rayon = "</text:span><text:span text:style-name="T11"> + </text:span><text:span text:style-name="T10">this</text:span><text:span text:style-name="T11">.</text:span><text:span text:style-name="T24">radius</text:span><text:span text:style-name="T11"> + </text:span><text:span text:style-name="T31">" et d'aire = "</text:span><text:span text:style-name="T11"> + <text:tab/></text:span><text:span text:style-name="T10">this</text:span><text:span text:style-name="T11">.area();</text:span></text:p>
      <text:p text:style-name="P42"><text:span text:style-name="T11">}</text:span></text:p>
      <text:p text:style-name="P70"><text:span text:style-name="T10">public</text:span><text:span text:style-name="T11"> </text:span><text:span text:style-name="T10">double</text:span><text:span text:style-name="T11"> area() {</text:span></text:p>
      <text:p text:style-name="P64"><text:span text:style-name="T11"><text:tab/></text:span><text:span text:style-name="T10">return</text:span><text:span text:style-name="T11"> 2*Math.</text:span><text:span text:style-name="T28">PI</text:span><text:span text:style-name="T11">*</text:span><text:span text:style-name="T10">this</text:span><text:span text:style-name="T11">.</text:span><text:span text:style-name="T24">radius</text:span><text:span text:style-name="T11">;</text:span></text:p>
      <text:p text:style-name="P42"><text:span text:style-name="T11">}</text:span></text:p>
      <text:p text:style-name="P42"><text:span text:style-name="T11"/></text:p>
      <text:p text:style-name="P50"><text:span text:style-name="T56">8)</text:span><text:span text:style-name="T10">public</text:span><text:span text:style-name="T11"> </text:span><text:span text:style-name="T10">boolean</text:span><text:span text:style-name="T11"> contains(Point </text:span><text:span text:style-name="T32">p</text:span><text:span text:style-name="T11">) {</text:span></text:p>
      <text:p text:style-name="P64"><text:span text:style-name="T11"><text:tab/>Objects.</text:span><text:span text:style-name="T13">requireNonNull</text:span><text:span text:style-name="T11">(</text:span><text:span text:style-name="T32">p</text:span><text:span text:style-name="T11">);</text:span></text:p>
      <text:p text:style-name="P64"><text:span text:style-name="T11"><text:tab/></text:span><text:span text:style-name="T10">double</text:span><text:span text:style-name="T11"> </text:span><text:span text:style-name="T32">isIn</text:span><text:span text:style-name="T11"> = Math.</text:span><text:span text:style-name="T13">sqrt</text:span><text:span text:style-name="T11">((Math.</text:span><text:span text:style-name="T13">pow</text:span><text:span text:style-name="T11">(</text:span><text:span text:style-name="T32">p</text:span><text:span text:style-name="T11">.getX()-</text:span><text:span text:style-name="T24">center</text:span><text:span text:style-name="T11">.getX(), <text:tab/>2.0)+Math.</text:span><text:span text:style-name="T13">pow</text:span><text:span text:style-name="T11">(</text:span><text:span text:style-name="T32">p</text:span><text:span text:style-name="T11">.getY()-</text:span><text:span text:style-name="T24">center</text:span><text:span text:style-name="T11">.getY(), 2.0)));</text:span></text:p>
      <text:p text:style-name="P64"><text:span text:style-name="T11"><text:tab/></text:span><text:span text:style-name="T10">if</text:span><text:span text:style-name="T11">(</text:span><text:span text:style-name="T32">isIn</text:span><text:span text:style-name="T11">&gt;</text:span><text:span text:style-name="T10">this</text:span><text:span text:style-name="T11">.</text:span><text:span text:style-name="T24">radius</text:span><text:span text:style-name="T11">) {</text:span></text:p>
      <text:p text:style-name="P64"><text:span text:style-name="T11"><text:tab/><text:tab/></text:span><text:span text:style-name="T10">return</text:span><text:span text:style-name="T11"> </text:span><text:span text:style-name="T10">false</text:span><text:span text:style-name="T11">;</text:span></text:p>
      <text:p text:style-name="P64"><text:span text:style-name="T11"><text:tab/>}</text:span></text:p>
      <text:p text:style-name="P64"><text:span text:style-name="T11"><text:tab/></text:span><text:span text:style-name="T10">return</text:span><text:span text:style-name="T11"> </text:span><text:span text:style-name="T10">true</text:span><text:span text:style-name="T11">;</text:span></text:p>
      <text:p text:style-name="P49"><text:span text:style-name="T11">}</text:span></text:p>
      <text:p text:style-name="Standard"/>
      <text:p text:style-name="P52"><text:span text:style-name="T57">9)</text:span><text:span text:style-name="T10">public</text:span><text:span text:style-name="T11"> </text:span><text:span text:style-name="T10">static</text:span><text:span text:style-name="T11"> </text:span><text:span text:style-name="T10">boolean</text:span><text:span text:style-name="T11"> contains(Point </text:span><text:span text:style-name="T32">p</text:span><text:span text:style-name="T11">, Circle...</text:span><text:span text:style-name="T32">circles</text:span><text:span text:style-name="T11">) {</text:span></text:p>
      <text:p text:style-name="P64"><text:span text:style-name="T11"><text:tab/>Objects.</text:span><text:span text:style-name="T13">requireNonNull</text:span><text:span text:style-name="T11">(</text:span><text:span text:style-name="T32">p</text:span><text:span text:style-name="T11">);</text:span></text:p>
      <text:p text:style-name="P64"><text:span text:style-name="T11"><text:tab/>Objects.</text:span><text:span text:style-name="T13">requireNonNull</text:span><text:span text:style-name="T11">(</text:span><text:span text:style-name="T32">circles</text:span><text:span text:style-name="T11">);</text:span></text:p>
      <text:p text:style-name="P64"><text:span text:style-name="T11"><text:tab/></text:span><text:span text:style-name="T10">for</text:span><text:span text:style-name="T11">(Circle </text:span><text:span text:style-name="T32">c</text:span><text:span text:style-name="T11"> : </text:span><text:span text:style-name="T32">circles</text:span><text:span text:style-name="T11">) {</text:span></text:p>
      <text:p text:style-name="P64"><text:span text:style-name="T11"><text:tab/><text:tab/></text:span><text:span text:style-name="T10">if</text:span><text:span text:style-name="T11">(</text:span><text:span text:style-name="T32">c</text:span><text:span text:style-name="T11">.contains(</text:span><text:span text:style-name="T32">p</text:span><text:span text:style-name="T11">)){</text:span></text:p>
      <text:p text:style-name="P64"><text:span text:style-name="T11"><text:tab/><text:tab/><text:tab/></text:span><text:span text:style-name="T10">return</text:span><text:span text:style-name="T11"> </text:span><text:span text:style-name="T10">true</text:span><text:span text:style-name="T11">;</text:span></text:p>
      <text:p text:style-name="P64"><text:span text:style-name="T11"><text:tab/><text:tab/>}</text:span></text:p>
      <text:p text:style-name="P64"><text:span text:style-name="T11"><text:tab/>}</text:span></text:p>
      <text:p text:style-name="P64"><text:span text:style-name="T11"><text:tab/></text:span><text:span text:style-name="T10">return</text:span><text:span text:style-name="T11"> </text:span><text:span text:style-name="T10">false</text:span><text:span text:style-name="T11">;</text:span></text:p>
      <text:p text:style-name="P51"><text:span text:style-name="T11">}</text:span></text:p>
      <text:p text:style-name="P53">Pour éviter d’instancier des objets Circle inutilement, on peut déclarer cette méthode en static.</text:p>
      <text:p text:style-name="P53"/>
      <text:p text:style-name="P10">VI) Anneaux</text:p>
      <text:p text:style-name="P54"/>
      <text:p text:style-name="P54">1) <text:span text:style-name="T58">Nous pourrions utiliser l’héritage pour créer la classe Ring qui hériterait de la classe Circle étant donné qu’un anneau est composé deux deux cercles, qu’il possède donc lui aussi un centre, deux rayons, une aire et on peut aussi le translater. Exactement comme un cercle. </text:span></text:p>
      <text:p text:style-name="P55">L’héritage permet de factoriser une partie du code. Cependant, il faudra, dans le cas de l’héritage, redéfinir les méthodes toString() et area() car elles sont différentes pour un anneau par rapport à un cercle.</text:p>
      <text:p text:style-name="P56"><text:soft-page-break/>2)<text:span text:style-name="T59">cd. Code</text:span></text:p>
      <text:p text:style-name="P58"><text:span text:style-name="T59">3)</text:span><text:span text:style-name="T30">@Override</text:span></text:p>
      <text:p text:style-name="P64"><text:span text:style-name="T10">public</text:span><text:span text:style-name="T11"> </text:span><text:span text:style-name="T10">boolean</text:span><text:span text:style-name="T11"> equals(Object </text:span><text:span text:style-name="T32">obj</text:span><text:span text:style-name="T11">) {</text:span></text:p>
      <text:p text:style-name="P64"><text:span text:style-name="T11"><text:tab/></text:span><text:span text:style-name="T10">if</text:span><text:span text:style-name="T11"> (</text:span><text:span text:style-name="T10">this</text:span><text:span text:style-name="T11"> == </text:span><text:span text:style-name="T32">obj</text:span><text:span text:style-name="T11">)</text:span></text:p>
      <text:p text:style-name="P64"><text:span text:style-name="T11"><text:tab/><text:tab/></text:span><text:span text:style-name="T10">return</text:span><text:span text:style-name="T11"> </text:span><text:span text:style-name="T10">true</text:span><text:span text:style-name="T11">;</text:span></text:p>
      <text:p text:style-name="P64"><text:span text:style-name="T11"><text:tab/></text:span><text:span text:style-name="T10">if</text:span><text:span text:style-name="T11"> (</text:span><text:span text:style-name="T32">obj</text:span><text:span text:style-name="T11"> == </text:span><text:span text:style-name="T10">null</text:span><text:span text:style-name="T11">)</text:span></text:p>
      <text:p text:style-name="P64"><text:span text:style-name="T11"><text:tab/><text:tab/></text:span><text:span text:style-name="T10">return</text:span><text:span text:style-name="T11"> </text:span><text:span text:style-name="T10">false</text:span><text:span text:style-name="T11">;</text:span></text:p>
      <text:p text:style-name="P64"><text:span text:style-name="T11"><text:tab/></text:span><text:span text:style-name="T10">if</text:span><text:span text:style-name="T11"> (getClass() != </text:span><text:span text:style-name="T32">obj</text:span><text:span text:style-name="T11">.getClass())</text:span></text:p>
      <text:p text:style-name="P64"><text:span text:style-name="T11"><text:tab/><text:tab/></text:span><text:span text:style-name="T10">return</text:span><text:span text:style-name="T11"> </text:span><text:span text:style-name="T10">false</text:span><text:span text:style-name="T11">;</text:span></text:p>
      <text:p text:style-name="P64"><text:span text:style-name="T11"><text:tab/>Ring </text:span><text:span text:style-name="T32">ring</text:span><text:span text:style-name="T11"> = (Ring) </text:span><text:span text:style-name="T32">obj</text:span><text:span text:style-name="T11">;</text:span></text:p>
      <text:p text:style-name="P64"><text:span text:style-name="T11"><text:tab/></text:span><text:span text:style-name="T10">if</text:span><text:span text:style-name="T11"> (</text:span><text:span text:style-name="T24">innerCircle</text:span><text:span text:style-name="T11"> == </text:span><text:span text:style-name="T10">null</text:span><text:span text:style-name="T11">) {</text:span></text:p>
      <text:p text:style-name="P64"><text:span text:style-name="T11"><text:tab/><text:tab/></text:span><text:span text:style-name="T10">if</text:span><text:span text:style-name="T11"> (</text:span><text:span text:style-name="T32">ring</text:span><text:span text:style-name="T11">.</text:span><text:span text:style-name="T24">innerCircle</text:span><text:span text:style-name="T11"> != </text:span><text:span text:style-name="T10">null</text:span><text:span text:style-name="T11">)</text:span></text:p>
      <text:p text:style-name="P64"><text:span text:style-name="T11"><text:tab/><text:tab/><text:tab/></text:span><text:span text:style-name="T10">return</text:span><text:span text:style-name="T11"> </text:span><text:span text:style-name="T10">false</text:span><text:span text:style-name="T11">;</text:span></text:p>
      <text:p text:style-name="P64"><text:span text:style-name="T11"><text:tab/>} </text:span><text:span text:style-name="T10">else</text:span><text:span text:style-name="T11"> </text:span><text:span text:style-name="T10">if</text:span><text:span text:style-name="T11"> (!</text:span><text:span text:style-name="T24">innerCircle</text:span><text:span text:style-name="T11">.equals(</text:span><text:span text:style-name="T32">ring</text:span><text:span text:style-name="T11">.</text:span><text:span text:style-name="T24">innerCircle</text:span><text:span text:style-name="T11">))</text:span></text:p>
      <text:p text:style-name="P64"><text:span text:style-name="T11"><text:tab/><text:tab/></text:span><text:span text:style-name="T10">return</text:span><text:span text:style-name="T11"> </text:span><text:span text:style-name="T10">false</text:span><text:span text:style-name="T11">;</text:span></text:p>
      <text:p text:style-name="P64"><text:span text:style-name="T11"><text:tab/></text:span><text:span text:style-name="T10">if</text:span><text:span text:style-name="T11"> (</text:span><text:span text:style-name="T24">outerCircle</text:span><text:span text:style-name="T11"> == </text:span><text:span text:style-name="T10">null</text:span><text:span text:style-name="T11">) {</text:span></text:p>
      <text:p text:style-name="P64"><text:span text:style-name="T11"><text:tab/><text:tab/></text:span><text:span text:style-name="T10">if</text:span><text:span text:style-name="T11"> (</text:span><text:span text:style-name="T32">ring</text:span><text:span text:style-name="T11">.</text:span><text:span text:style-name="T24">outerCircle</text:span><text:span text:style-name="T11"> != </text:span><text:span text:style-name="T10">null</text:span><text:span text:style-name="T11">)</text:span></text:p>
      <text:p text:style-name="P64"><text:span text:style-name="T11"><text:tab/><text:tab/><text:tab/></text:span><text:span text:style-name="T10">return</text:span><text:span text:style-name="T11"> </text:span><text:span text:style-name="T10">false</text:span><text:span text:style-name="T11">;</text:span></text:p>
      <text:p text:style-name="P64"><text:span text:style-name="T11"><text:tab/>} </text:span><text:span text:style-name="T10">else</text:span><text:span text:style-name="T11"> </text:span><text:span text:style-name="T10">if</text:span><text:span text:style-name="T11"> (!</text:span><text:span text:style-name="T24">outerCircle</text:span><text:span text:style-name="T11">.equals(</text:span><text:span text:style-name="T32">ring</text:span><text:span text:style-name="T11">.</text:span><text:span text:style-name="T24">outerCircle</text:span><text:span text:style-name="T11">))</text:span></text:p>
      <text:p text:style-name="P64"><text:span text:style-name="T11"><text:tab/><text:tab/></text:span><text:span text:style-name="T10">return</text:span><text:span text:style-name="T11"> </text:span><text:span text:style-name="T10">false</text:span><text:span text:style-name="T11">;</text:span></text:p>
      <text:p text:style-name="P64"><text:span text:style-name="T11"><text:tab/></text:span><text:span text:style-name="T10">return</text:span><text:span text:style-name="T11"> </text:span><text:span text:style-name="T10">true</text:span><text:span text:style-name="T11">;</text:span></text:p>
      <text:p text:style-name="P57"><text:span text:style-name="T11">}</text:span></text:p>
      <text:p text:style-name="P57"><text:span text:style-name="T11"/></text:p>
      <text:p text:style-name="P59">4)Il faut rédéfinir la méthode toString() de Ring car sinon, elle fera appel à la méthode toString() de Object et renverra le nom de la classe suivi de la valeur de hachage de l’objet. </text:p>
      <text:p text:style-name="P59"/>
      <text:p text:style-name="P61"><text:span text:style-name="T60">5)</text:span><text:span text:style-name="T10">public</text:span><text:span text:style-name="T11"> </text:span><text:span text:style-name="T10">boolean</text:span><text:span text:style-name="T11"> contains(Point </text:span><text:span text:style-name="T32">p</text:span><text:span text:style-name="T11">) {</text:span></text:p>
      <text:p text:style-name="P64"><text:span text:style-name="T11"><text:tab/>Objects.</text:span><text:span text:style-name="T13">requireNonNull</text:span><text:span text:style-name="T11">(</text:span><text:span text:style-name="T32">p</text:span><text:span text:style-name="T11">);</text:span></text:p>
      <text:p text:style-name="P64"><text:span text:style-name="T11"><text:tab/></text:span><text:span text:style-name="T10">if</text:span><text:span text:style-name="T11">(Circle.</text:span><text:span text:style-name="T13">contains</text:span><text:span text:style-name="T11">(</text:span><text:span text:style-name="T32">p</text:span><text:span text:style-name="T11">, </text:span><text:span text:style-name="T10">this</text:span><text:span text:style-name="T11">.</text:span><text:span text:style-name="T24">outerCircle</text:span><text:span text:style-name="T11">) &amp;&amp; </text:span></text:p>
      <text:p text:style-name="P64"><text:span text:style-name="T11"><text:tab/><text:tab/><text:tab/>!Circle.</text:span><text:span text:style-name="T13">contains</text:span><text:span text:style-name="T11">(</text:span><text:span text:style-name="T32">p</text:span><text:span text:style-name="T11">, </text:span><text:span text:style-name="T10">this</text:span><text:span text:style-name="T11">.</text:span><text:span text:style-name="T24">innerCircle</text:span><text:span text:style-name="T11">)){</text:span></text:p>
      <text:p text:style-name="P64"><text:span text:style-name="T11"><text:tab/><text:tab/></text:span><text:span text:style-name="T10">return</text:span><text:span text:style-name="T11"> </text:span><text:span text:style-name="T10">true</text:span><text:span text:style-name="T11">;</text:span></text:p>
      <text:p text:style-name="P64"><text:span text:style-name="T11"><text:tab/>}</text:span></text:p>
      <text:p text:style-name="P64"><text:span text:style-name="T11"><text:tab/></text:span><text:span text:style-name="T10">return</text:span><text:span text:style-name="T11"> </text:span><text:span text:style-name="T10">false</text:span><text:span text:style-name="T11">;</text:span></text:p>
      <text:p text:style-name="P60"><text:span text:style-name="T11">}</text:span></text:p>
      <text:p text:style-name="P60"><text:span text:style-name="T11"/></text:p>
      <text:p text:style-name="P63"><text:span text:style-name="T61">6)</text:span><text:span text:style-name="T10">public</text:span><text:span text:style-name="T11"> </text:span><text:span text:style-name="T10">static</text:span><text:span text:style-name="T11"> </text:span><text:span text:style-name="T10">boolean</text:span><text:span text:style-name="T11"> contains(Point </text:span><text:span text:style-name="T32">p</text:span><text:span text:style-name="T11">, Ring...</text:span><text:span text:style-name="T32">rings</text:span><text:span text:style-name="T11">) {</text:span></text:p>
      <text:p text:style-name="P64"><text:span text:style-name="T11"><text:tab/>Objects.</text:span><text:span text:style-name="T13">requireNonNull</text:span><text:span text:style-name="T11">(</text:span><text:span text:style-name="T32">p</text:span><text:span text:style-name="T11">);</text:span></text:p>
      <text:p text:style-name="P64"><text:span text:style-name="T11"><text:tab/>Objects.</text:span><text:span text:style-name="T13">requireNonNull</text:span><text:span text:style-name="T11">(</text:span><text:span text:style-name="T32">rings</text:span><text:span text:style-name="T11">);</text:span></text:p>
      <text:p text:style-name="P64"><text:span text:style-name="T11"><text:tab/></text:span><text:span text:style-name="T10">for</text:span><text:span text:style-name="T11">(Ring </text:span><text:span text:style-name="T32">r</text:span><text:span text:style-name="T11"> : </text:span><text:span text:style-name="T32">rings</text:span><text:span text:style-name="T11">) {</text:span></text:p>
      <text:p text:style-name="P64"><text:span text:style-name="T11"><text:tab/><text:tab/></text:span><text:span text:style-name="T10">if</text:span><text:span text:style-name="T11">(</text:span><text:span text:style-name="T32">r</text:span><text:span text:style-name="T11">.contains(</text:span><text:span text:style-name="T32">p</text:span><text:span text:style-name="T11">)) {</text:span></text:p>
      <text:p text:style-name="P64"><text:span text:style-name="T11"><text:tab/><text:tab/><text:tab/></text:span><text:span text:style-name="T10">return</text:span><text:span text:style-name="T11"> </text:span><text:span text:style-name="T10">true</text:span><text:span text:style-name="T11">;</text:span></text:p>
      <text:p text:style-name="P64"><text:span text:style-name="T11"><text:tab/><text:tab/>}</text:span></text:p>
      <text:p text:style-name="P64"><text:span text:style-name="T11"><text:tab/>}</text:span></text:p>
      <text:p text:style-name="P64"><text:span text:style-name="T11"><text:tab/></text:span><text:span text:style-name="T10">return</text:span><text:span text:style-name="T11"> </text:span><text:span text:style-name="T10">false</text:span><text:span text:style-name="T11">;</text:span></text:p>
      <text:p text:style-name="P62"><text:span text:style-name="T1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8T13:02:43.693000000</meta:creation-date>
    <dc:date>2021-11-28T14:51:37.874000000</dc:date>
    <meta:editing-duration>PT1H48M15S</meta:editing-duration>
    <meta:editing-cycles>81</meta:editing-cycles>
    <meta:generator>LibreOffice/7.1.3.2$Windows_X86_64 LibreOffice_project/47f78053abe362b9384784d31a6e56f8511eb1c1</meta:generator>
    <meta:document-statistic meta:table-count="0" meta:image-count="0" meta:object-count="0" meta:page-count="6" meta:paragraph-count="174" meta:word-count="1819" meta:character-count="11291" meta:non-whitespace-character-count="9498"/>
  </office:meta>
</office:document-meta>
</file>